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5"/>Though I can't say I am particularly excited by economics in general... I will try my best to offer something that people who are interested in it can enjoy. <text:s/>There is an entire field of study in economics named 'input-output economics' that focuses on how to track and efficiently allocate resources among complex economic systems. <text:s/>The 'Leontief Input-Output model' <text:s/>uses matrices to understand the interdependence of economy. <text:s/>Since it is linear in nature, the accuracy is not always precise, however, it can be helpful in making estimations on the GDP of developing countries or of specific cities. <text:s/>This is useful data, as it helps economists to formulate plans for economic growth and to understand the structures of our economic systems. <text:s/>Feel free to read more about it here:</text:p>
      <text:p text:style-name="Standard"><text:a xlink:type="simple" xlink:href="http://en.wikipedia.org/wiki/Input–output_model">http://en.wikipedia.org/wiki/Input%E2%80%93output_model</text:a></text:p>
      <text:p text:style-name="Standard"><text:s text:c="4"/>Linear algebra is highly applicable to computer graphics. <text:s/>A large portion of what linear algebra is capable of doing is to define and rotate shapes in space. <text:s/>This can be seen on a fundamental level with vintage video games like Asteroids ( <text:a xlink:type="simple" xlink:href="http://en.wikipedia.org/wiki/Asteroids_%28video_game%29">http://en.wikipedia.org/wiki/Asteroids_%28video_game%29</text:a> ). <text:s/>With matrices, it is possible to organize and plot out shapes on the screen of a computer and to define their motion by altering the matrices in various ways. <text:s/>Many effects can be rendered with varying degrees of complexity from static image display to avatars moving fluidly around the screen. <text:s/>Also, morphing and changing images is an effect that can be applied with matrix transforms. Linear algebra is a powerful tool to the graphic designer of various persuasions. <text:s/>It's interesting to see the applications when the majority of our course has a theoretical flavor. 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1T13:18:13</meta:creation-date>
    <dc:date>2014-09-22T21:53:58</dc:date>
    <meta:editing-duration>P1DT8H19M8S</meta:editing-duration>
    <meta:editing-cycles>4</meta:editing-cycles>
    <meta:generator>LibreOffice/3.5$Linux_X86_64 LibreOffice_project/350m1$Build-2</meta:generator>
    <meta:document-statistic meta:table-count="0" meta:image-count="0" meta:object-count="0" meta:page-count="1" meta:paragraph-count="3" meta:word-count="267" meta:character-count="1722" meta:non-whitespace-character-count="1433"/>
  </office:meta>
</office:document-meta>
</file>